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C0000022DAF411647DC4186B1.png" manifest:media-type="image/png"/>
  <manifest:file-entry manifest:full-path="Pictures/100000000000016C000000A8B6AB12690F68E019.png" manifest:media-type="image/png"/>
  <manifest:file-entry manifest:full-path="Pictures/1000000000000177000000AAB5252BF5E65DD396.png" manifest:media-type="image/png"/>
  <manifest:file-entry manifest:full-path="Pictures/10000000000001D100000170DA2D2D22CD2C772B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1.27cm" svg:y="0.419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3.876cm" svg:height="5.677cm" svg:x="2.286cm" svg:y="2.61cm" presentation:class="title" presentation:user-transformed="true">
          <draw:text-box>
            <text:p text:style-name="P2"><text:span text:style-name="T2">PRÁCTICA:</text:span><text:span text:style-name="T2"><text:line-break/></text:span><text:span text:style-name="T2">Diseño digital. FPGAs Libres</text:span><text:span text:style-name="T3"> </text:span></text:p>
          </draw:text-box>
        </draw:frame>
        <draw:frame draw:style-name="gr2" draw:text-style-name="P2" draw:layer="layout" svg:width="7.321cm" svg:height="5.794cm" svg:x="9.144cm" svg:y="8.89cm">
          <draw:image xlink:href="Pictures/10000000000001D100000170DA2D2D22CD2C772B.jpg" xlink:type="simple" xlink:show="embed" xlink:actuate="onLoad" loext:mime-type="image/jpeg">
            <text:p/>
          </draw:image>
        </draw:frame>
        <draw:frame draw:style-name="gr2" draw:text-style-name="P2" draw:layer="layout" svg:width="6.205cm" svg:height="2.813cm" svg:x="2.286cm" svg:y="8.859cm">
          <draw:image xlink:href="Pictures/1000000000000177000000AAB5252BF5E65DD396.png" xlink:type="simple" xlink:show="embed" xlink:actuate="onLoad" loext:mime-type="image/png">
            <text:p/>
          </draw:image>
        </draw:frame>
        <draw:frame draw:style-name="gr2" draw:text-style-name="P2" draw:layer="layout" svg:width="6.059cm" svg:height="2.796cm" svg:x="2.395cm" svg:y="12.19cm">
          <draw:image xlink:href="Pictures/100000000000016C000000A8B6AB12690F68E019.png" xlink:type="simple" xlink:show="embed" xlink:actuate="onLoad" loext:mime-type="image/png">
            <text:p/>
          </draw:image>
        </draw:frame>
        <draw:frame draw:style-name="gr1" draw:text-style-name="P1" draw:layer="layout" svg:width="8.819cm" svg:height="5.712cm" svg:x="16.581cm" svg:y="8.512cm">
          <draw:image xlink:href="Pictures/100002010000035C0000022DAF411647DC4186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18T13:53:09.598922684</dc:date>
    <meta:editing-duration>P7DT21H33M1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31"/>
  </office:meta>
</office:document-meta>
</file>